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29cm" svg:stroke-color="#000000" draw:marker-start-width="0.321cm" draw:marker-end-width="0.321cm" draw:fill="none" draw:fill-color="#729fcf" draw:textarea-horizontal-align="justify" draw:textarea-vertical-align="middle" draw:auto-grow-height="false" fo:min-height="2.35cm" fo:min-width="3.4cm" fo:padding-top="0.385cm" fo:padding-bottom="0.385cm" fo:padding-left="0.51cm" fo:padding-right="0.51cm"/>
    </style:style>
    <style:style style:name="gr2" style:family="graphic" style:parent-style-name="standard">
      <style:graphic-properties svg:stroke-width="0.529cm" svg:stroke-color="#000000" draw:fill="solid" draw:fill-color="#000000" draw:textarea-horizontal-align="justify" draw:textarea-vertical-align="middle" draw:auto-grow-height="false" fo:min-height="0.85cm" fo:min-width="1.627cm" fo:padding-top="0.386cm" fo:padding-bottom="0.386cm" fo:padding-left="0.511cm" fo:padding-right="0.511cm"/>
    </style:style>
    <style:style style:name="gr3" style:family="graphic" style:parent-style-name="standard">
      <style:graphic-properties svg:stroke-width="0.423cm" svg:stroke-color="#000000" draw:marker-start-width="0.834cm" draw:marker-end-width="0.834cm" svg:stroke-linecap="round" draw:fill-color="#000000" draw:textarea-horizontal-align="justify" draw:textarea-vertical-align="middle" draw:auto-grow-height="false" fo:min-height="11.328cm" fo:min-width="11.078cm" fo:padding-top="0.336cm" fo:padding-bottom="0.336cm" fo:padding-left="0.461cm" fo:padding-right="0.461cm"/>
    </style:style>
    <style:style style:name="gr4" style:family="graphic" style:parent-style-name="standard">
      <style:graphic-properties draw:stroke="none" draw:fill-color="#999999" draw:textarea-horizontal-align="justify" draw:textarea-vertical-align="middle" draw:auto-grow-height="false" fo:min-height="2.25cm" fo:min-width="2cm"/>
    </style:style>
    <style:style style:name="gr5" style:family="graphic" style:parent-style-name="standard">
      <style:graphic-properties draw:stroke="none" draw:fill-color="#dddddd" draw:textarea-horizontal-align="justify" draw:textarea-vertical-align="middle" draw:auto-grow-height="false" fo:min-height="2.25cm" fo:min-width="2cm"/>
    </style:style>
    <style:style style:name="gr6" style:family="graphic" style:parent-style-name="standard">
      <style:graphic-properties draw:stroke="none" draw:fill-color="#666666" draw:textarea-horizontal-align="justify" draw:textarea-vertical-align="middle" draw:auto-grow-height="false" fo:min-height="2.25cm" fo:min-width="2cm"/>
    </style:style>
    <style:style style:name="gr7" style:family="graphic" style:parent-style-name="standard">
      <style:graphic-properties draw:stroke="none" draw:fill="gradient" draw:fill-color="#666666" draw:fill-gradient-name="Gradient_20_5" draw:opacity="100%" draw:textarea-horizontal-align="justify" draw:textarea-vertical-align="middle" draw:auto-grow-height="false" fo:min-height="4.75cm" fo:min-width="4.5cm"/>
    </style:style>
    <style:style style:name="gr8" style:family="graphic" style:parent-style-name="objectwithoutfill">
      <style:graphic-properties svg:stroke-width="0.212cm" svg:stroke-color="#ffffff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width="0.5cm" svg:stroke-color="#000000" draw:marker-start-width="1.7cm" draw:marker-end-width="1.7cm" svg:stroke-linecap="round" draw:fill="none" draw:textarea-horizontal-align="justify" draw:textarea-vertical-align="middle" draw:auto-grow-height="false" fo:min-height="4.912cm" fo:min-width="4.662cm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88cm" fo:min-width="0.738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solid" draw:fill-color="#000000" draw:textarea-horizontal-align="center" draw:textarea-vertical-align="middle" fo:min-height="2.119cm" draw:shadow="hidden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544cm" fo:min-width="1.294cm" fo:padding-top="0.178cm" fo:padding-bottom="0.178cm" fo:padding-left="0.303cm" fo:padding-right="0.303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loext:graphic-properties draw:fill="gradient" draw:fill-color="#666666" draw:fill-gradient-name="Gradient_20_5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  <style:text-properties style:font-name="Open Sans" fo:font-weight="bold" style:font-weight-asian="bold" style:font-weight-complex="bold"/>
    </style: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11.569cm" svg:height="7.712cm" svg:x="4.803cm" svg:y="6.687cm" svg:viewBox="0 0 11570 7713" draw:points="5340,1483 5340,0 11570,0 11570,7713 0,7713 0,1483">
            <text:p/>
          </draw:polygon>
          <draw:polygon draw:style-name="gr2" draw:text-style-name="P2" draw:layer="layout" svg:width="6.309cm" svg:height="3.262cm" svg:x="4.8cm" svg:y="5.5cm" svg:viewBox="0 0 6310 3263" draw:points="5343,2670 3,2670 3,3263 0,3263 0,0 6310,0 6310,1187 5343,1187">
            <text:p/>
          </draw:polygon>
        </draw:g>
      </draw:page>
      <draw:page draw:name="page2" draw:style-name="dp1" draw:master-page-name="Standard">
        <draw:g>
          <draw:custom-shape draw:style-name="gr3" draw:text-style-name="P3" draw:layer="layout" svg:width="12cm" svg:height="12cm" svg:x="2cm" svg:y="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5cm" svg:height="2.5cm" svg:x="3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5cm" svg:height="2.5cm" svg:x="5.5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5cm" svg:height="2.5cm" svg:x="3cm" svg:y="5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5cm" svg:height="2.5cm" svg:x="5.5cm" svg:y="5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svg:x="8cm" svg:y="8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3cm" svg:y1="13cm" svg:x2="13cm" svg:y2="3cm">
            <text:p/>
          </draw:line>
        </draw:g>
      </draw:page>
      <draw:page draw:name="page3" draw:style-name="dp1" draw:master-page-name="Standard">
        <draw:path draw:style-name="gr9" draw:text-style-name="P8" draw:layer="layout" svg:width="12.972cm" svg:height="12.877cm" svg:x="3.03cm" svg:y="5.325cm" svg:viewBox="0 0 12973 12878" svg:d="M1888 5354l2779-488 991-2643-1789-2154h-1l-57-69c993 33 1964 488 2674 1343 894 1077 1089 2443 628 3624l5389 5388-1 1c12 11 24 23 36 35 581 581 581 1469 0 2050-581 582-1469 582-2051 0-11-11-23-23-34-35h-1l-5357-5357c-1451 636-3141 262-4224-1043-711-855-980-1894-830-2876l59 70 958 1154z">
          <text:p/>
        </draw:path>
      </draw:page>
      <draw:page draw:name="page4" draw:style-name="dp1" draw:master-page-name="Standard">
        <draw:g>
          <draw:line draw:style-name="gr10" draw:text-style-name="P8" draw:layer="layout" svg:x1="5.2cm" svg:y1="4.6cm" svg:x2="5.2cm" svg:y2="9.9cm">
            <text:p/>
          </draw:line>
          <draw:line draw:style-name="gr10" draw:text-style-name="P8" draw:layer="layout" svg:x1="6.001cm" svg:y1="3.2cm" svg:x2="6.001cm" svg:y2="9.9cm">
            <text:p/>
          </draw:line>
          <draw:line draw:style-name="gr10" draw:text-style-name="P8" draw:layer="layout" svg:x1="6.801cm" svg:y1="3.8cm" svg:x2="6.801cm" svg:y2="9.9cm">
            <text:p/>
          </draw:line>
          <draw:line draw:style-name="gr10" draw:text-style-name="P8" draw:layer="layout" svg:x1="7.601cm" svg:y1="5.2cm" svg:x2="7.601cm" svg:y2="9.9cm">
            <text:p/>
          </draw:line>
          <draw:line draw:style-name="gr10" draw:text-style-name="P8" draw:layer="layout" svg:x1="8.401cm" svg:y1="6.2cm" svg:x2="8.401cm" svg:y2="9.9cm">
            <text:p/>
          </draw:line>
          <draw:line draw:style-name="gr10" draw:text-style-name="P8" draw:layer="layout" svg:x1="9.201cm" svg:y1="7.2cm" svg:x2="9.201cm" svg:y2="9.9cm">
            <text:p/>
          </draw:line>
          <draw:line draw:style-name="gr10" draw:text-style-name="P8" draw:layer="layout" svg:x1="10.002cm" svg:y1="7.8cm" svg:x2="10.002cm" svg:y2="9.9cm">
            <text:p/>
          </draw:line>
          <draw:line draw:style-name="gr10" draw:text-style-name="P8" draw:layer="layout" svg:x1="10.802cm" svg:y1="8.2cm" svg:x2="10.802cm" svg:y2="9.9cm">
            <text:p/>
          </draw:line>
          <draw:line draw:style-name="gr10" draw:text-style-name="P8" draw:layer="layout" svg:x1="11.6cm" svg:y1="8.8cm" svg:x2="11.6cm" svg:y2="9.9cm">
            <text:p/>
          </draw:line>
        </draw:g>
        <draw:g>
          <draw:line draw:style-name="gr11" draw:text-style-name="P8" draw:layer="layout" svg:x1="5.2cm" svg:y1="5.866cm" svg:x2="5.2cm" svg:y2="9.9cm">
            <text:p/>
          </draw:line>
          <draw:line draw:style-name="gr11" draw:text-style-name="P8" draw:layer="layout" svg:x1="6.001cm" svg:y1="4.8cm" svg:x2="6.001cm" svg:y2="9.9cm">
            <text:p/>
          </draw:line>
          <draw:line draw:style-name="gr11" draw:text-style-name="P8" draw:layer="layout" svg:x1="6.801cm" svg:y1="5.257cm" svg:x2="6.801cm" svg:y2="9.9cm">
            <text:p/>
          </draw:line>
          <draw:line draw:style-name="gr11" draw:text-style-name="P8" draw:layer="layout" svg:x1="7.601cm" svg:y1="6.322cm" svg:x2="7.601cm" svg:y2="9.9cm">
            <text:p/>
          </draw:line>
          <draw:line draw:style-name="gr11" draw:text-style-name="P8" draw:layer="layout" svg:x1="8.401cm" svg:y1="7.084cm" svg:x2="8.401cm" svg:y2="9.9cm">
            <text:p/>
          </draw:line>
          <draw:line draw:style-name="gr11" draw:text-style-name="P8" draw:layer="layout" svg:x1="9.201cm" svg:y1="7.845cm" svg:x2="9.201cm" svg:y2="9.9cm">
            <text:p/>
          </draw:line>
          <draw:line draw:style-name="gr11" draw:text-style-name="P8" draw:layer="layout" svg:x1="10.002cm" svg:y1="8.301cm" svg:x2="10.002cm" svg:y2="9.9cm">
            <text:p/>
          </draw:line>
          <draw:line draw:style-name="gr11" draw:text-style-name="P8" draw:layer="layout" svg:x1="10.802cm" svg:y1="8.606cm" svg:x2="10.802cm" svg:y2="9.9cm">
            <text:p/>
          </draw:line>
          <draw:line draw:style-name="gr11" draw:text-style-name="P8" draw:layer="layout" svg:x1="11.6cm" svg:y1="9.063cm" svg:x2="11.6cm" svg:y2="9.9cm">
            <text:p/>
          </draw:line>
        </draw:g>
        <draw:g>
          <draw:polygon draw:style-name="gr12" draw:text-style-name="P9" draw:layer="layout" svg:width="0.752cm" svg:height="0.752cm" svg:x="13.974cm" svg:y="16.773cm" svg:viewBox="0 0 753 753" draw:points="293,462 0,462 0,296 293,296 293,0 459,0 459,296 753,296 753,462 459,462 459,753 293,753">
            <text:p/>
          </draw:polygon>
          <draw:custom-shape draw:style-name="gr13" draw:text-style-name="P8" draw:layer="layout" svg:width="1.9cm" svg:height="1.9cm" svg:x="13.4cm" svg:y="1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olygon draw:style-name="gr14" draw:text-style-name="P2" draw:layer="layout" svg:width="0.406cm" svg:height="0.188cm" svg:x="11.347cm" svg:y="12.556cm" svg:viewBox="0 0 407 189" draw:points="0,189 0,0 407,0 407,189">
            <text:p/>
          </draw:polygon>
          <draw:custom-shape draw:style-name="gr13" draw:text-style-name="P8" draw:layer="layout" svg:width="1.9cm" svg:height="1.9cm" svg:x="10.6cm" svg:y="1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polygon draw:style-name="gr12" draw:text-style-name="P9" draw:layer="layout" svg:width="0.365cm" svg:height="1.359cm" svg:x="4.97cm" svg:y="18.358cm" svg:viewBox="0 0 366 1360" draw:points="366,1360 210,1360 210,573 212,444 214,302 181,362 169,382 160,396 75,522 0,349 238,0 366,0">
              <text:p/>
            </draw:polygon>
            <draw:path draw:style-name="gr12" draw:text-style-name="P9" draw:layer="layout" svg:width="0.176cm" svg:height="1.083cm" svg:x="5.559cm" svg:y="18.659cm" svg:viewBox="0 0 177 1084" svg:d="M0 926l1-19 1-18 1-16 2-16 2-7 2-7 2-6 2-7 2-6 2-5 3-6 3-5 3-5 3-4 3-5 3-4 4-3 4-3 4-3 3-3 9-4 9-4 10-1 11-1 10 1 10 2 9 3 8 4 4 3 4 3 3 3 4 4 3 4 4 4 3 5 3 5 2 5 3 6 3 5 2 7 2 6 2 7 1 6 2 8 3 15 1 16 1 17 1 19-1 18-1 17-1 16-3 15-2 7-1 7-2 6-3 7-2 6-2 6-3 5-2 6-4 5-2 5-4 4-3 4-4 4-3 3-4 4-4 2-9 5-8 3-10 2-10 1-10-1-10-2-9-3-9-4-4-3-4-3-3-4-4-3-3-4-4-5-3-4-3-5-2-6-3-5-3-6-2-6-2-7-2-6-1-7-2-7-2-8-1-7-1-16-1-18zM0 158l1-19 1-18 1-16 2-16 2-7 2-7 2-6 2-7 2-6 2-5 3-6 3-5 3-5 3-4 3-5 3-4 4-3 4-3 4-3 3-3 9-4 9-4 10-1 11-1 10 1 10 2 9 3 8 4 4 3 4 3 3 3 4 4 3 4 4 4 3 5 3 5 2 5 3 6 3 5 2 7 2 6 2 7 1 6 2 8 3 15 1 16 1 17 1 19-1 18-1 18-2 16-1 7-1 8-2 7-1 7-2 6-3 7-2 6-2 6-3 5-3 6-3 5-3 4-3 5-3 4-4 3-4 4-4 3-4 3-8 4-9 3-9 2-10 1-10-1-10-2-9-3-9-4-4-3-4-3-3-3-4-4-3-4-4-4-3-5-3-5-2-5-3-6-3-5-2-7-2-6-2-7-1-6-2-8-2-7-1-8-1-16-1-17z">
              <text:p/>
            </draw:path>
            <draw:polygon draw:style-name="gr12" draw:text-style-name="P9" draw:layer="layout" svg:width="0.365cm" svg:height="1.359cm" svg:x="5.855cm" svg:y="18.358cm" svg:viewBox="0 0 366 1360" draw:points="366,1360 210,1360 210,573 212,444 214,302 181,362 169,382 160,396 75,522 0,349 238,0 366,0">
              <text:p/>
            </draw:polygon>
          </draw:g>
          <draw:custom-shape draw:style-name="gr15" draw:text-style-name="P8" draw:layer="layout" svg:width="1.9cm" svg:height="1.9cm" svg:x="4.7cm" svg:y="18.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_20_5" draw:display-name="Gradient 5" draw:style="square" draw:cx="50%" draw:cy="50%" draw:start-color="#1c1c1c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11:08:54.069992448</meta:creation-date>
    <dc:date>2017-02-28T11:34:23.248000000</dc:date>
    <meta:editing-duration>PT17M21S</meta:editing-duration>
    <meta:editing-cycles>7</meta:editing-cycles>
    <meta:generator>LibreOffice/5.2.5.1$Windows_x86 LibreOffice_project/0312e1a284a7d50ca85a365c316c7abbf20a4d22</meta:generator>
    <meta:document-statistic meta:object-count="44"/>
  </office:meta>
</office:document-meta>
</file>